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1.284cm"/>
    </style:style>
    <style:style style:name="co4" style:family="table-column">
      <style:table-column-properties fo:break-before="auto" style:column-width="2.87cm"/>
    </style:style>
    <style:style style:name="ro1" style:family="table-row">
      <style:table-row-properties style:row-height="1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none" fo:border-right="0.002cm solid #ffffff" fo:border-top="none"/>
      <style:paragraph-properties fo:text-align="center" fo:margin-left="0cm"/>
      <style:text-properties fo:color="#ffffff"/>
    </style:style>
    <style:style style:name="ce2" style:family="table-cell" style:parent-style-name="Default">
      <style:text-properties fo:color="#198a8a"/>
    </style:style>
    <style:style style:name="ce3" style:family="table-cell" style:parent-style-name="Default">
      <style:text-properties fo:color="#00ae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000000" style:text-align-source="fix" style:repeat-content="false" fo:wrap-option="wrap" fo:border-left="0.002cm solid #ffffff" fo:border-right="0.002cm solid #ffffff" style:rotation-angle="90" fo:border-top="none"/>
      <style:paragraph-properties fo:text-align="center" fo:margin-left="0cm"/>
      <style:text-properties fo:color="#fffff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ackground-color="#000000" style:text-align-source="fix" style:repeat-content="false" fo:wrap-option="wrap" fo:border-left="0.002cm solid #ffffff" fo:border-right="none" style:rotation-angle="90" fo:border-top="none"/>
      <style:paragraph-properties fo:text-align="center" fo:margin-left="0cm"/>
      <style:text-properties fo:color="#ffffff"/>
    </style:style>
    <style:style style:name="ce10" style:family="table-cell" style:parent-style-name="Default">
      <style:text-properties fo:language="en" fo:country="U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language="en" fo:country="US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>
            <text:p><text:span text:style-name="T1">Board</text:span> Port</text:p>
          </table:table-cell>
          <table:table-cell table:style-name="ce1"/>
          <table:table-cell table:style-name="ce5" office:value-type="string">
            <text:p>Function A</text:p>
          </table:table-cell>
          <table:table-cell table:style-name="ce5" office:value-type="string">
            <text:p>Function B</text:p>
          </table:table-cell>
          <table:table-cell table:style-name="ce5" office:value-type="string">
            <text:p>Function C</text:p>
          </table:table-cell>
          <table:table-cell table:style-name="ce5" office:value-type="string">
            <text:p>Chip Pin</text:p>
          </table:table-cell>
          <table:table-cell table:style-name="ce5" office:value-type="string">
            <text:p><text:span text:style-name="T1">Logic</text:span> Pin</text:p>
          </table:table-cell>
          <table:table-cell table:style-name="ce9" office:value-type="string">
            <text:p><text:span text:style-name="T1">Controller</text:span> Pin</text:p>
          </table:table-cell>
          <table:table-cell/>
        </table:table-row>
        <table:table-row table:style-name="ro2">
          <table:table-cell/>
          <table:table-cell office:value-type="string">
            <text:p>Lewe ramię</text:p>
          </table:table-cell>
          <table:table-cell office:value-type="string">
            <text:p>PA25</text:p>
          </table:table-cell>
          <table:table-cell office:value-type="string">
            <text:p>ODER</text:p>
          </table:table-cell>
          <table:table-cell office:value-type="string">
            <text:p>ADC AD[4]</text:p>
          </table:table-cell>
          <table:table-cell office:value-type="string">
            <text:p>EIM SCAN[0]</text:p>
          </table:table-cell>
          <table:table-cell office:value-type="string">
            <text:p>EBI NCS[0]</text:p>
          </table:table-cell>
          <table:table-cell office:value-type="float" office:value="55">
            <text:p>55</text:p>
          </table:table-cell>
          <table:table-cell office:value-type="string">
            <text:p>IA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Lewy chwytak</text:p>
          </table:table-cell>
          <table:table-cell office:value-type="string">
            <text:p>PA26</text:p>
          </table:table-cell>
          <table:table-cell office:value-type="string">
            <text:p>ODER</text:p>
          </table:table-cell>
          <table:table-cell office:value-type="string">
            <text:p>ADC AD[5]</text:p>
          </table:table-cell>
          <table:table-cell office:value-type="string">
            <text:p>EIM SCAN[1]</text:p>
          </table:table-cell>
          <table:table-cell office:value-type="string">
            <text:p>EBI ADDR[20]</text:p>
          </table:table-cell>
          <table:table-cell office:value-type="float" office:value="56">
            <text:p>56</text:p>
          </table:table-cell>
          <table:table-cell office:value-type="string">
            <text:p>IA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string">
            <text:p>Biodro</text:p>
          </table:table-cell>
          <table:table-cell office:value-type="string">
            <text:p>PB4</text:p>
          </table:table-cell>
          <table:table-cell office:value-type="string">
            <text:p>ODER</text:p>
          </table:table-cell>
          <table:table-cell office:value-type="string">
            <text:p>MACB CRS</text:p>
          </table:table-cell>
          <table:table-cell office:value-type="string">
            <text:p>USART3 CLK</text:p>
          </table:table-cell>
          <table:table-cell office:value-type="string">
            <text:p>EBI NCS[3]</text:p>
          </table:table-cell>
          <table:table-cell office:value-type="float" office:value="72">
            <text:p>72</text:p>
          </table:table-cell>
          <table:table-cell office:value-type="string">
            <text:p>IA4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/>
          <table:table-cell office:value-type="string">
            <text:p>Lewa noga</text:p>
          </table:table-cell>
          <table:table-cell office:value-type="string">
            <text:p>PB17</text:p>
          </table:table-cell>
          <table:table-cell office:value-type="string">
            <text:p>ODER</text:p>
          </table:table-cell>
          <table:table-cell office:value-type="string">
            <text:p>MACB RX_CLK</text:p>
          </table:table-cell>
          <table:table-cell office:value-type="string">
            <text:p>USB USB_VOF</text:p>
          </table:table-cell>
          <table:table-cell office:value-type="string">
            <text:p>EBI ADDR[23]</text:p>
          </table:table-cell>
          <table:table-cell office:value-type="float" office:value="98">
            <text:p>98</text:p>
          </table:table-cell>
          <table:table-cell office:value-type="string">
            <text:p>IA5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/>
          <table:table-cell office:value-type="string">
            <text:p>Lewy chwytak</text:p>
          </table:table-cell>
          <table:table-cell office:value-type="string">
            <text:p>PB18</text:p>
          </table:table-cell>
          <table:table-cell/>
          <table:table-cell office:value-type="string">
            <text:p>MACB SPEED</text:p>
          </table:table-cell>
          <table:table-cell office:value-type="string">
            <text:p>ADC TRIGGER</text:p>
          </table:table-cell>
          <table:table-cell table:style-name="ce6" office:value-type="string">
            <text:p>PWM[6]</text:p>
          </table:table-cell>
          <table:table-cell office:value-type="float" office:value="99">
            <text:p>99</text:p>
          </table:table-cell>
          <table:table-cell office:value-type="string">
            <text:p>IB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Prawy chwytak</text:p>
          </table:table-cell>
          <table:table-cell office:value-type="string">
            <text:p>PB19</text:p>
          </table:table-cell>
          <table:table-cell/>
          <table:table-cell table:style-name="ce6" office:value-type="string">
            <text:p>PWM[0]</text:p>
          </table:table-cell>
          <table:table-cell office:value-type="string">
            <text:p>PM GLCK[0]</text:p>
          </table:table-cell>
          <table:table-cell office:value-type="string">
            <text:p>EIM SCAN[4]</text:p>
          </table:table-cell>
          <table:table-cell office:value-type="float" office:value="100">
            <text:p>100</text:p>
          </table:table-cell>
          <table:table-cell office:value-type="string">
            <text:p>IB3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Prawe ramię</text:p>
          </table:table-cell>
          <table:table-cell office:value-type="string">
            <text:p>PB20</text:p>
          </table:table-cell>
          <table:table-cell/>
          <table:table-cell table:style-name="ce6" office:value-type="string">
            <text:p>PWM[1]</text:p>
          </table:table-cell>
          <table:table-cell office:value-type="string">
            <text:p>PM GLCK[1]</text:p>
          </table:table-cell>
          <table:table-cell office:value-type="string">
            <text:p>EIM SCAN[5]</text:p>
          </table:table-cell>
          <table:table-cell office:value-type="float" office:value="1">
            <text:p>1</text:p>
          </table:table-cell>
          <table:table-cell office:value-type="string">
            <text:p>IB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Prawa noga</text:p>
          </table:table-cell>
          <table:table-cell office:value-type="string">
            <text:p>PB21</text:p>
          </table:table-cell>
          <table:table-cell/>
          <table:table-cell table:style-name="ce6" office:value-type="string">
            <text:p>PWM[2]</text:p>
          </table:table-cell>
          <table:table-cell office:value-type="string">
            <text:p>PM GLCK[2]</text:p>
          </table:table-cell>
          <table:table-cell office:value-type="string">
            <text:p>EIM SCAN[6]</text:p>
          </table:table-cell>
          <table:table-cell office:value-type="float" office:value="2">
            <text:p>2</text:p>
          </table:table-cell>
          <table:table-cell office:value-type="string">
            <text:p>IB6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/>
          <table:table-cell office:value-type="string">
            <text:p>Biodro</text:p>
          </table:table-cell>
          <table:table-cell office:value-type="string">
            <text:p>PB22</text:p>
          </table:table-cell>
          <table:table-cell/>
          <table:table-cell table:style-name="ce6" office:value-type="string">
            <text:p>PWM[3]</text:p>
          </table:table-cell>
          <table:table-cell office:value-type="string">
            <text:p>PM GLCK[3]</text:p>
          </table:table-cell>
          <table:table-cell office:value-type="string">
            <text:p>EIM SCAN[7]</text:p>
          </table:table-cell>
          <table:table-cell office:value-type="float" office:value="3">
            <text:p>3</text:p>
          </table:table-cell>
          <table:table-cell office:value-type="string">
            <text:p>IB4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Lewa noga</text:p>
          </table:table-cell>
          <table:table-cell office:value-type="string">
            <text:p>PB27</text:p>
          </table:table-cell>
          <table:table-cell/>
          <table:table-cell office:value-type="string">
            <text:p>TC – A2</text:p>
          </table:table-cell>
          <table:table-cell table:style-name="ce6" office:value-type="string">
            <text:p>PWM[4]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IB5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Lewe ramię</text:p>
          </table:table-cell>
          <table:table-cell office:value-type="string">
            <text:p>PB28</text:p>
          </table:table-cell>
          <table:table-cell/>
          <table:table-cell office:value-type="string">
            <text:p>TC – B2</text:p>
          </table:table-cell>
          <table:table-cell table:style-name="ce6" office:value-type="string">
            <text:p>PWM[5]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IB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Prawy chwytak</text:p>
          </table:table-cell>
          <table:table-cell office:value-type="string">
            <text:p>PB29</text:p>
          </table:table-cell>
          <table:table-cell office:value-type="string">
            <text:p>ODER</text:p>
          </table:table-cell>
          <table:table-cell office:value-type="string">
            <text:p>USART2 RxD</text:p>
          </table:table-cell>
          <table:table-cell office:value-type="string">
            <text:p>PM GLCK[1]</text:p>
          </table:table-cell>
          <table:table-cell office:value-type="string">
            <text:p>EBI NCS[2]</text:p>
          </table:table-cell>
          <table:table-cell office:value-type="float" office:value="15">
            <text:p>15</text:p>
          </table:table-cell>
          <table:table-cell office:value-type="string">
            <text:p>IA3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office:value-type="string">
            <text:p>Prawe ramię</text:p>
          </table:table-cell>
          <table:table-cell office:value-type="string">
            <text:p>PB30</text:p>
          </table:table-cell>
          <table:table-cell office:value-type="string">
            <text:p>ODER</text:p>
          </table:table-cell>
          <table:table-cell office:value-type="string">
            <text:p>USART2 TxD</text:p>
          </table:table-cell>
          <table:table-cell office:value-type="string">
            <text:p>PM GLCK[2]</text:p>
          </table:table-cell>
          <table:table-cell office:value-type="string">
            <text:p>EBI SDCS</text:p>
          </table:table-cell>
          <table:table-cell office:value-type="float" office:value="16">
            <text:p>16</text:p>
          </table:table-cell>
          <table:table-cell office:value-type="string">
            <text:p>IA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Prawa noga</text:p>
          </table:table-cell>
          <table:table-cell office:value-type="string">
            <text:p>PB31</text:p>
          </table:table-cell>
          <table:table-cell table:style-name="ce4" office:value-type="string">
            <text:p>ODER</text:p>
          </table:table-cell>
          <table:table-cell office:value-type="string">
            <text:p>USART2 CLK</text:p>
          </table:table-cell>
          <table:table-cell office:value-type="string">
            <text:p>PM GLCK[3]</text:p>
          </table:table-cell>
          <table:table-cell office:value-type="string">
            <text:p>EBI NWAIT</text:p>
          </table:table-cell>
          <table:table-cell office:value-type="float" office:value="17">
            <text:p>17</text:p>
          </table:table-cell>
          <table:table-cell office:value-type="string">
            <text:p>IA6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3"/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A03</text:p>
          </table:table-cell>
          <table:table-cell table:style-name="ce4"/>
          <table:table-cell office:value-type="string">
            <text:p>USART0 RTS</text:p>
          </table:table-cell>
          <table:table-cell office:value-type="string">
            <text:p>EIM EXINT[4]</text:p>
          </table:table-cell>
          <table:table-cell office:value-type="string">
            <text:p>DAC DATA[0]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A04</text:p>
          </table:table-cell>
          <table:table-cell/>
          <table:table-cell office:value-type="string">
            <text:p>USART0 CTS</text:p>
          </table:table-cell>
          <table:table-cell office:value-type="string">
            <text:p>EIM EXINT[5]</text:p>
          </table:table-cell>
          <table:table-cell office:value-type="string">
            <text:p>DAC NDATA[0]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A05</text:p>
          </table:table-cell>
          <table:table-cell/>
          <table:table-cell office:value-type="string">
            <text:p>USART1 RxD</text:p>
          </table:table-cell>
          <table:table-cell office:value-type="string">
            <text:p>PWM[6]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A06</text:p>
          </table:table-cell>
          <table:table-cell/>
          <table:table-cell office:value-type="string">
            <text:p>USART2 TxD</text:p>
          </table:table-cell>
          <table:table-cell office:value-type="string">
            <text:p>PWM[5]</text:p>
          </table:table-cell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A23</text:p>
          </table:table-cell>
          <table:table-cell/>
          <table:table-cell office:value-type="string">
            <text:p>ADC AD[2]</text:p>
          </table:table-cell>
          <table:table-cell office:value-type="string">
            <text:p>EIM EXINT[2]</text:p>
          </table:table-cell>
          <table:table-cell table:style-name="ce7" office:value-type="string">
            <text:p>DAC DATA[1]</text:p>
          </table:table-cell>
          <table:table-cell office:value-type="float" office:value="53">
            <text:p>53</text:p>
          </table:table-cell>
          <table:table-cell office:value-type="string">
            <text:p>AUDIO</text:p>
          </table:table-cell>
          <table:table-cell office:value-type="float" office:value="28">
            <text:p>28</text:p>
          </table:table-cell>
          <table:table-cell office:value-type="string">
            <text:p>D11 to remove</text:p>
          </table:table-cell>
        </table:table-row>
        <table:table-row table:style-name="ro2">
          <table:table-cell table:number-columns-repeated="2"/>
          <table:table-cell office:value-type="string">
            <text:p>PA24</text:p>
          </table:table-cell>
          <table:table-cell/>
          <table:table-cell office:value-type="string">
            <text:p>ADC AD[3]</text:p>
          </table:table-cell>
          <table:table-cell office:value-type="string">
            <text:p>EIM EXINT[3]</text:p>
          </table:table-cell>
          <table:table-cell table:style-name="ce8" office:value-type="string">
            <text:p>DAC NDATA[1]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INT ethernet</text:p>
          </table:table-cell>
        </table:table-row>
        <table:table-row table:style-name="ro2">
          <table:table-cell table:number-columns-repeated="2"/>
          <table:table-cell office:value-type="string">
            <text:p>PB02</text:p>
          </table:table-cell>
          <table:table-cell/>
          <table:table-cell office:value-type="string">
            <text:p>MACB TxD[0]</text:p>
          </table:table-cell>
          <table:table-cell office:value-type="string">
            <text:p>DAC DATA[0]</text:p>
          </table:table-cell>
          <table:table-cell/>
          <table:table-cell office:value-type="float" office:value="70">
            <text:p>7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B03</text:p>
          </table:table-cell>
          <table:table-cell/>
          <table:table-cell office:value-type="string">
            <text:p>MACB TxD[1]</text:p>
          </table:table-cell>
          <table:table-cell office:value-type="string">
            <text:p>DAC NDATA[0]</text:p>
          </table:table-cell>
          <table:table-cell/>
          <table:table-cell office:value-type="float" office:value="71">
            <text:p>7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B05</text:p>
          </table:table-cell>
          <table:table-cell/>
          <table:table-cell office:value-type="string">
            <text:p>MACB RxD[0]</text:p>
          </table:table-cell>
          <table:table-cell office:value-type="string">
            <text:p>DAC DATA[1]</text:p>
          </table:table-cell>
          <table:table-cell/>
          <table:table-cell office:value-type="float" office:value="73">
            <text:p>7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B06</text:p>
          </table:table-cell>
          <table:table-cell/>
          <table:table-cell office:value-type="string">
            <text:p>MACB RxD[1]</text:p>
          </table:table-cell>
          <table:table-cell office:value-type="string">
            <text:p>DAC DATAN[1]</text:p>
          </table:table-cell>
          <table:table-cell/>
          <table:table-cell office:value-type="float" office:value="74">
            <text:p>74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>
            <text:p>PA20</text:p>
          </table:table-cell>
          <table:table-cell/>
          <table:table-cell office:value-type="string">
            <text:p>EIM EXTINT[8]</text:p>
          </table:table-cell>
          <table:table-cell office:value-type="string">
            <text:p>SPI1 NPCS[3]</text:p>
          </table:table-cell>
          <table:table-cell/>
          <table:table-cell office:value-type="float" office:value="45">
            <text:p>45</text:p>
          </table:table-cell>
          <table:table-cell table:number-columns-repeated="2"/>
          <table:table-cell office:value-type="string">
            <text:p>Joystick</text:p>
          </table:table-cell>
        </table:table-row>
        <table:table-row table:style-name="ro2">
          <table:table-cell table:number-columns-repeated="2"/>
          <table:table-cell table:style-name="ce3" office:value-type="string">
            <text:p>PA10</text:p>
          </table:table-cell>
          <table:table-cell/>
          <table:table-cell office:value-type="string">
            <text:p>SPI0-MISO</text:p>
          </table:table-cell>
          <table:table-cell office:value-type="string">
            <text:p>EIM EXTINT[6]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string">
            <text:p>SPI0 Pin Header</text:p>
          </table:table-cell>
        </table:table-row>
        <table:table-row table:style-name="ro2">
          <table:table-cell table:number-columns-repeated="2"/>
          <table:table-cell table:style-name="ce3" office:value-type="string">
            <text:p>PA13</text:p>
          </table:table-cell>
          <table:table-cell/>
          <table:table-cell office:value-type="string">
            <text:p>SPI0-SCK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2"/>
          <table:table-cell office:value-type="string">
            <text:p>SPI0 Pin Header</text:p>
          </table:table-cell>
        </table:table-row>
        <table:table-row table:style-name="ro2">
          <table:table-cell table:number-columns-repeated="2"/>
          <table:table-cell office:value-type="string">
            <text:p>PA21</text:p>
          </table:table-cell>
          <table:table-cell/>
          <table:table-cell office:value-type="string">
            <text:p>ADC AD[0]</text:p>
          </table:table-cell>
          <table:table-cell office:value-type="string">
            <text:p>EIM EXTINT[0]</text:p>
          </table:table-cell>
          <table:table-cell office:value-type="string">
            <text:p>USB USB_ID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Temp</text:p>
          </table:table-cell>
        </table:table-row>
        <table:table-row table:style-name="ro2">
          <table:table-cell table:number-columns-repeated="2"/>
          <table:table-cell office:value-type="string">
            <text:p>PA22</text:p>
          </table:table-cell>
          <table:table-cell/>
          <table:table-cell office:value-type="string">
            <text:p>ADC AD[1]</text:p>
          </table:table-cell>
          <table:table-cell office:value-type="string">
            <text:p>EIM EXINT[1]</text:p>
          </table:table-cell>
          <table:table-cell office:value-type="string">
            <text:p>USB USB_VBOF</text:p>
          </table:table-cell>
          <table:table-cell office:value-type="float" office:value="52">
            <text:p>52</text:p>
          </table:table-cell>
          <table:table-cell table:number-columns-repeated="2"/>
          <table:table-cell table:style-name="ce10" office:value-type="string">
            <text:p>Potentiometer</text:p>
          </table:table-cell>
        </table:table-row>
        <table:table-row table:style-name="ro2">
          <table:table-cell table:number-columns-repeated="2"/>
          <table:table-cell table:style-name="ce2" office:value-type="string">
            <text:p>PX16</text:p>
          </table:table-cell>
          <table:table-cell/>
          <table:table-cell office:value-type="string">
            <text:p>EBI ADDR[18]</text:p>
          </table:table-cell>
          <table:table-cell office:value-type="string">
            <text:p>USART3 CTS</text:p>
          </table:table-cell>
          <table:table-cell office:value-type="string">
            <text:p>TC A1</text:p>
          </table:table-cell>
          <table:table-cell table:number-columns-repeated="3"/>
          <table:table-cell office:value-type="string">
            <text:p>Button</text:p>
          </table:table-cell>
        </table:table-row>
        <table:table-row table:style-name="ro2">
          <table:table-cell table:number-columns-repeated="2"/>
          <table:table-cell table:style-name="ce2" office:value-type="string">
            <text:p>PX19</text:p>
          </table:table-cell>
          <table:table-cell/>
          <table:table-cell office:value-type="string">
            <text:p>EBI ADDR[15]</text:p>
          </table:table-cell>
          <table:table-cell office:value-type="string">
            <text:p>EIM SCAN[0]</text:p>
          </table:table-cell>
          <table:table-cell office:value-type="string">
            <text:p>TC B2</text:p>
          </table:table-cell>
          <table:table-cell table:number-columns-repeated="3"/>
          <table:table-cell office:value-type="string">
            <text:p>Button</text:p>
          </table:table-cell>
        </table:table-row>
        <table:table-row table:style-name="ro2">
          <table:table-cell table:number-columns-repeated="2"/>
          <table:table-cell table:style-name="ce2" office:value-type="string">
            <text:p>PX22</text:p>
          </table:table-cell>
          <table:table-cell/>
          <table:table-cell office:value-type="string">
            <text:p>EBI ADDR[12]</text:p>
          </table:table-cell>
          <table:table-cell office:value-type="string">
            <text:p>EIM SCAN[3]</text:p>
          </table:table-cell>
          <table:table-cell office:value-type="string">
            <text:p>TC CLK2</text:p>
          </table:table-cell>
          <table:table-cell table:number-columns-repeated="3"/>
          <table:table-cell office:value-type="string">
            <text:p>Button</text:p>
          </table:table-cell>
        </table:table-row>
        <table:table-row table:style-name="ro2">
          <table:table-cell table:number-columns-repeated="2"/>
          <table:table-cell table:style-name="ce3" office:value-type="string">
            <text:p>PX15</text:p>
          </table:table-cell>
          <table:table-cell/>
          <table:table-cell office:value-type="string">
            <text:p>EBI ADDR[19]</text:p>
          </table:table-cell>
          <table:table-cell office:value-type="string">
            <text:p>USART3 RTS</text:p>
          </table:table-cell>
          <table:table-cell office:value-type="string">
            <text:p>TC B0</text:p>
          </table:table-cell>
          <table:table-cell table:number-columns-repeated="3"/>
          <table:table-cell table:style-name="ce11" office:value-type="string">
            <text:p>empty</text:p>
          </table:table-cell>
        </table:table-row>
        <table:table-row table:style-name="ro2">
          <table:table-cell table:number-columns-repeated="2"/>
          <table:table-cell table:style-name="ce3" office:value-type="string">
            <text:p>PX12</text:p>
          </table:table-cell>
          <table:table-cell/>
          <table:table-cell office:value-type="string">
            <text:p>EBI NWE0</text:p>
          </table:table-cell>
          <table:table-cell office:value-type="string">
            <text:p>USART2 CTS</text:p>
          </table:table-cell>
          <table:table-cell table:number-columns-repeated="4"/>
          <table:table-cell table:style-name="ce11" office:value-type="string">
            <text:p>empty</text:p>
          </table:table-cell>
        </table:table-row>
        <table:table-row table:style-name="ro2">
          <table:table-cell table:number-columns-repeated="2"/>
          <table:table-cell table:style-name="ce3" office:value-type="string">
            <text:p>PX13</text:p>
          </table:table-cell>
          <table:table-cell/>
          <table:table-cell office:value-type="string">
            <text:p>EBI NRD</text:p>
          </table:table-cell>
          <table:table-cell office:value-type="string">
            <text:p>USART2 RTS</text:p>
          </table:table-cell>
          <table:table-cell table:number-columns-repeated="4"/>
          <table:table-cell table:style-name="ce11" office:value-type="string">
            <text:p>empty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16.08.2011</text:date>, <text:time>23:21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6T20:50:29</meta:creation-date>
    <dc:date>2011-08-16T23:21:56</dc:date>
    <meta:editing-duration>PT1H11M24S</meta:editing-duration>
    <meta:editing-cycles>2</meta:editing-cycles>
    <meta:generator>LibreOffice/3.3$Unix LibreOffice_project/330m19$Build-202</meta:generator>
    <meta:document-statistic meta:table-count="3" meta:cell-count="226" meta:object-count="0"/>
  </office:meta>
</office:document-meta>
</file>